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Calibri1" svg:font-family="Calibri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833in" fo:margin-left="-0.0833in" fo:margin-right="-0.2319in" table:align="margins" style:writing-mode="lr-tb"/>
    </style:style>
    <style:style style:name="Table1.A" style:family="table-column">
      <style:table-column-properties style:column-width="0.2813in" style:rel-column-width="2799*"/>
    </style:style>
    <style:style style:name="Table1.B" style:family="table-column">
      <style:table-column-properties style:column-width="1.9375in" style:rel-column-width="19287*"/>
    </style:style>
    <style:style style:name="Table1.C" style:family="table-column">
      <style:table-column-properties style:column-width="0.2292in" style:rel-column-width="2281*"/>
    </style:style>
    <style:style style:name="Table1.D" style:family="table-column">
      <style:table-column-properties style:column-width="0.0938in" style:rel-column-width="933*"/>
    </style:style>
    <style:style style:name="Table1.E" style:family="table-column">
      <style:table-column-properties style:column-width="0.75in" style:rel-column-width="7466*"/>
    </style:style>
    <style:style style:name="Table1.F" style:family="table-column">
      <style:table-column-properties style:column-width="0.2396in" style:rel-column-width="2384*"/>
    </style:style>
    <style:style style:name="Table1.G" style:family="table-column">
      <style:table-column-properties style:column-width="3.0521in" style:rel-column-width="3038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6" style:family="table-row">
      <style:table-row-properties style:min-row-height="0.7188in" style:keep-together="true" fo:keep-together="auto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Calibri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color="#000000" style:font-name="Calibri" fo:font-size="10pt" fo:language="id" fo:country="ID" style:text-underline-style="none" style:font-size-asian="10pt" style:font-name-complex="Arial" style:font-size-complex="10pt" style:font-weight-complex="bold"/>
    </style:style>
    <style:style style:name="P5" style:family="paragraph" style:parent-style-name="Standard">
      <style:paragraph-properties fo:margin-left="0in" fo:margin-right="0in" fo:margin-top="0.0835in" fo:margin-bottom="0in" fo:text-align="justify" style:justify-single-word="false" fo:text-indent="0in" style:auto-text-indent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00" style:font-name="Calibri" fo:font-size="10pt" style:font-size-asian="10pt" style:font-name-complex="Arial" style:font-size-complex="10pt" style:font-weight-complex="bold"/>
    </style:style>
    <style:style style:name="P8" style:family="paragraph" style:parent-style-name="Standard">
      <style:text-properties fo:color="#000000" style:font-name="Calibri" fo:font-size="10pt" fo:language="id" fo:country="ID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font-size-asian="10pt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2" style:family="paragraph" style:parent-style-name="Standard">
      <style:paragraph-properties fo:text-align="end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4" style:family="paragraph" style:parent-style-name="Standard">
      <style:paragraph-properties fo:text-align="start" style:justify-single-word="false" style:snap-to-layout-grid="false"/>
      <style:text-properties fo:color="#000000" style:font-name="Calibri" fo:font-size="10pt" fo:language="id" fo:country="ID" style:text-underline-style="none" style:font-size-asian="10pt" style:font-name-complex="Arial" style:font-size-complex="10pt" style:font-weight-complex="bold"/>
    </style:style>
    <style:style style:name="P15" style:family="paragraph" style:parent-style-name="Standard">
      <style:text-properties fo:color="#000000" style:font-name="Calibri" fo:font-size="10pt" fo:language="en" fo:country="US" style:font-size-asian="10pt" style:font-name-complex="Arial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text-align="justify" style:justify-single-word="false" style:snap-to-layout-grid="false"/>
      <style:text-properties fo:color="#000000" style:font-name="Calibri" fo:font-size="5pt" fo:language="id" fo:country="ID" style:text-underline-style="solid" style:text-underline-width="auto" style:text-underline-color="font-color" style:font-size-asian="5pt" style:font-name-complex="Arial" style:font-size-complex="5pt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font-name="Calibri" fo:font-size="4pt" style:font-size-asian="4pt" style:font-name-complex="Arial" style:font-size-complex="4pt"/>
    </style:style>
    <style:style style:name="P20" style:family="paragraph" style:parent-style-name="Standard">
      <style:paragraph-properties style:snap-to-layout-grid="false"/>
      <style:text-properties fo:color="#000000" style:font-name="Calibri" fo:font-size="4pt" style:font-size-asian="4pt" style:font-name-complex="Arial" style:font-size-complex="4pt"/>
    </style:style>
    <style:style style:name="P21" style:family="paragraph" style:parent-style-name="Standard">
      <style:text-properties fo:color="#000000" style:font-name="Calibri" fo:font-size="9pt" fo:language="pt" fo:country="BR" style:font-size-asian="9pt" style:font-name-complex="Arial" style:font-size-complex="9pt"/>
    </style:style>
    <style:style style:name="P22" style:family="paragraph" style:parent-style-name="Standard">
      <style:text-properties fo:color="#000000" style:font-name="Calibri" fo:font-size="8pt" fo:language="fi" fo:country="FI" style:font-size-asian="8pt" style:font-name-complex="Arial" style:font-size-complex="8pt"/>
    </style:style>
    <style:style style:name="P23" style:family="paragraph" style:parent-style-name="Standard">
      <style:paragraph-properties fo:text-align="justify" style:justify-single-word="false"/>
      <style:text-properties style:font-name="Calibri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3752in"/>
        </style:tab-stops>
      </style:paragraph-properties>
      <style:text-properties style:font-name="Calibri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3646in"/>
        </style:tab-stops>
      </style:paragraph-properties>
      <style:text-properties style:font-name="Calibri"/>
    </style:style>
    <style:style style:name="P26" style:family="paragraph" style:parent-style-name="Standard">
      <style:paragraph-properties fo:text-align="center" style:justify-single-word="false"/>
      <style:text-properties style:font-name="Calibri"/>
    </style:style>
    <style:style style:name="P27" style:family="paragraph" style:parent-style-name="Standard">
      <style:paragraph-properties fo:margin-left="0in" fo:margin-right="0.0016in" fo:text-align="end" style:justify-single-word="false" fo:text-indent="0in" style:auto-text-indent="false">
        <style:tab-stops>
          <style:tab-stop style:position="5.1252in"/>
        </style:tab-stops>
      </style:paragraph-properties>
      <style:text-properties style:font-name="Calibri"/>
    </style:style>
    <style:style style:name="P28" style:family="paragraph" style:parent-style-name="Standard">
      <style:paragraph-properties fo:margin-left="0in" fo:margin-right="0.0016in" fo:text-align="end" style:justify-single-word="false" fo:text-indent="0in" style:auto-text-indent="false">
        <style:tab-stops>
          <style:tab-stop style:position="5.1252in"/>
        </style:tab-stops>
      </style:paragraph-properties>
      <style:text-properties fo:color="#000000" style:font-name="Calibri" fo:font-size="10pt" fo:language="en" fo:country="US" style:font-size-asian="10pt" style:language-asian="zxx" style:country-asian="none" style:font-name-complex="Arial" style:font-size-complex="10pt"/>
    </style:style>
    <style:style style:name="P29" style:family="paragraph" style:parent-style-name="Standard">
      <style:paragraph-properties fo:margin-left="0in" fo:margin-right="0.0016in" fo:text-align="end" style:justify-single-word="false" fo:text-indent="0in" style:auto-text-indent="false">
        <style:tab-stops>
          <style:tab-stop style:position="5.1252in"/>
        </style:tab-stops>
      </style:paragraph-properties>
      <style:text-properties fo:color="#000000" style:font-name="Calibri" fo:language="en" fo:country="US" style:language-asian="zxx" style:country-asian="none" style:font-name-complex="Arial"/>
    </style:style>
    <style:style style:name="P30" style:family="paragraph" style:parent-style-name="Standard">
      <style:paragraph-properties fo:margin-top="0.0835in" fo:margin-bottom="0in" fo:text-align="center" style:justify-single-word="false"/>
      <style:text-properties style:font-name="Calibri"/>
    </style:style>
    <style:style style:name="P31" style:family="paragraph" style:parent-style-name="Standard">
      <style:paragraph-properties fo:margin-top="0.0835in" fo:margin-bottom="0in" fo:text-align="start" style:justify-single-word="false"/>
      <style:text-properties fo:color="#000000" style:font-name="Calibri" fo:font-size="10pt" fo:language="id" fo:country="ID" style:text-underline-style="none" style:font-size-asian="10pt" style:font-name-complex="Arial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Calibri" fo:font-size="4pt" fo:language="id" fo:country="ID" style:text-underline-style="solid" style:text-underline-width="auto" style:text-underline-color="font-color" style:font-size-asian="4pt" style:font-name-complex="Arial" style:font-size-complex="4pt" style:font-weight-complex="bold"/>
    </style:style>
    <style:style style:name="P3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Calibri"/>
    </style:style>
    <style:style style:name="P34" style:family="paragraph" style:parent-style-name="Standard">
      <style:paragraph-properties fo:margin-left="0.0457in" fo:margin-right="0in" fo:text-align="justify" style:justify-single-word="false" fo:text-indent="0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5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fo:color="#000000" style:font-name="Calibri" fo:font-size="5pt" fo:language="id" fo:country="ID" style:font-size-asian="5pt" style:font-name-complex="Arial" style:font-size-complex="5pt"/>
    </style:style>
    <style:style style:name="P36" style:family="paragraph" style:parent-style-name="Standard">
      <style:paragraph-properties fo:margin-left="0.25in" fo:margin-right="0in" fo:text-align="justify" style:justify-single-word="false" fo:text-indent="0in" style:auto-text-indent="false" style:snap-to-layout-grid="false"/>
      <style:text-properties fo:color="#000000" style:font-name="Calibri" fo:font-size="4pt" fo:language="id" fo:country="ID" style:text-underline-style="solid" style:text-underline-width="auto" style:text-underline-color="font-color" style:font-size-asian="4pt" style:font-name-complex="Arial" style:font-size-complex="4pt" style:font-weight-complex="bold"/>
    </style:style>
    <style:style style:name="P37" style:family="paragraph" style:parent-style-name="Standard">
      <style:paragraph-properties fo:margin-left="0in" fo:margin-right="0in" fo:text-align="justify" style:justify-single-word="false" fo:text-indent="0.3937in" style:auto-text-indent="false" style:snap-to-layout-grid="false"/>
      <style:text-properties fo:color="#000000" style:font-name="Calibri" fo:font-size="4pt" fo:language="id" fo:country="ID" style:text-underline-style="solid" style:text-underline-width="auto" style:text-underline-color="font-color" style:font-size-asian="4pt" style:font-name-complex="Arial" style:font-size-complex="4pt" style:font-weight-complex="bold"/>
    </style:style>
    <style:style style:name="P3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color="#000000" style:font-name="Calibri" fo:font-size="4pt" fo:language="id" fo:country="ID" style:font-size-asian="4pt" style:font-name-complex="Arial" style:font-size-complex="4pt"/>
    </style:style>
    <style:style style:name="P39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color="#000000" style:font-name="Calibri" fo:font-size="10pt" fo:language="id" fo:country="ID" style:font-size-asian="10pt" style:font-name-complex="Arial" style:font-size-complex="10pt"/>
    </style:style>
    <style:style style:name="P40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/>
      <style:text-properties fo:color="#000000" style:font-name="Calibri" fo:font-size="10pt" fo:language="id" fo:country="ID" style:font-size-asian="10pt" style:font-name-complex="Arial" style:font-size-complex="10pt"/>
    </style:style>
    <style:style style:name="P4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Calibri"/>
    </style:style>
    <style:style style:name="P42" style:family="paragraph" style:parent-style-name="Standard">
      <style:paragraph-properties fo:margin-left="0.2201in" fo:margin-right="0in" fo:text-align="center" style:justify-single-word="false" fo:text-indent="0.0075in" style:auto-text-indent="false"/>
      <style:text-properties style:font-name="Calibri"/>
    </style:style>
    <style:style style:name="P43" style:family="paragraph" style:parent-style-name="Standard">
      <style:paragraph-properties fo:margin-left="0.2201in" fo:margin-right="0in" fo:text-align="center" style:justify-single-word="false" fo:text-indent="0.0098in" style:auto-text-indent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44" style:family="paragraph" style:parent-style-name="Standard">
      <style:paragraph-properties fo:margin-left="0.2201in" fo:margin-right="0in" fo:text-align="center" style:justify-single-word="false" fo:text-indent="0.0098in" style:auto-text-indent="false"/>
      <style:text-properties fo:color="#000000" style:font-name="Calibri" fo:font-size="9pt" fo:language="id" fo:country="ID" style:font-size-asian="9pt" style:font-name-complex="Arial" style:font-size-complex="9pt"/>
    </style:style>
    <style:style style:name="P45" style:family="paragraph" style:parent-style-name="Standard">
      <style:paragraph-properties fo:text-align="start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46" style:family="paragraph" style:parent-style-name="Standard" style:master-page-name="Standard">
      <style:paragraph-properties style:page-number="auto">
        <style:tab-stops>
          <style:tab-stop style:position="5.1252in"/>
        </style:tab-stops>
      </style:paragraph-properties>
      <style:text-properties style:font-name="Calibri"/>
    </style:style>
    <style:style style:name="T1" style:family="text">
      <style:text-properties fo:language="en" fo:country="US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color="#000000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4" style:family="text">
      <style:text-properties fo:color="#000000" fo:font-size="10pt" fo:language="fi" fo:country="FI" style:font-size-asian="10pt" style:language-asian="zxx" style:country-asian="none" style:font-name-complex="Arial" style:font-size-complex="10pt"/>
    </style:style>
    <style:style style:name="T5" style:family="text">
      <style:text-properties fo:color="#000000" fo:font-size="10pt" fo:language="id" fo:country="ID"/>
    </style:style>
    <style:style style:name="T6" style:family="text">
      <style:text-properties fo:color="#000000" fo:font-size="10pt" fo:language="id" fo:country="ID" style:font-size-asian="10pt" style:language-asian="zxx" style:country-asian="none" style:font-name-complex="Arial" style:font-size-complex="10pt"/>
    </style:style>
    <style:style style:name="T7" style:family="text">
      <style:text-properties fo:color="#000000" fo:font-size="10pt" fo:language="id" fo:country="ID" style:font-size-asian="10pt" style:font-name-complex="Arial" style:font-size-complex="10pt"/>
    </style:style>
    <style:style style:name="T8" style:family="text">
      <style:text-properties fo:color="#000000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T9" style:family="text">
      <style:text-properties fo:color="#000000" fo:font-size="10pt" fo:language="en" fo:country="US" style:font-size-asian="10pt" style:language-asian="zxx" style:country-asian="none" style:font-name-complex="Arial" style:font-size-complex="10pt"/>
    </style:style>
    <style:style style:name="T10" style:family="text">
      <style:text-properties fo:color="#000000" fo:font-size="10pt" fo:language="en" fo:country="US" style:font-size-asian="10pt" style:font-name-complex="Arial" style:font-size-complex="10pt"/>
    </style:style>
    <style:style style:name="T11" style:family="text">
      <style:text-properties fo:color="#000000" fo:font-size="10p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T12" style:family="text">
      <style:text-properties fo:color="#000000" fo:font-size="10pt" fo:language="en" fo:country="GB"/>
    </style:style>
    <style:style style:name="T13" style:family="text">
      <style:text-properties fo:color="#000000" fo:font-size="10pt" style:font-size-asian="10pt" style:font-name-complex="Arial" style:font-size-complex="10pt"/>
    </style:style>
    <style:style style:name="T14" style:family="text">
      <style:text-properties fo:color="#000000" fo:font-size="10pt" fo:language="pt" fo:country="BR" style:font-size-asian="10pt" style:font-name-complex="Arial" style:font-size-complex="10pt"/>
    </style:style>
    <style:style style:name="T15" style:family="text">
      <style:text-properties fo:language="en" fo:country="GB"/>
    </style:style>
    <style:style style:name="T16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3">{kejaksaan}</text:span><text:span text:style-name="T4"><text:tab/> <text:s text:c="20"/></text:span></text:p>
      <text:p text:style-name="P27"><text:span text:style-name="T6">BA</text:span><text:span text:style-name="T9">. </text:span><text:span text:style-name="T6">WAS</text:span><text:span text:style-name="T9">-</text:span><text:span text:style-name="T6">3</text:span></text:p>
      <text:p text:style-name="P28"/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0"><text:span text:style-name="T11">BERITA ACARA </text:span><text:span text:style-name="T8">PERMINTAAN KETERANG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(Terlapor / Saks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3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3"><text:span text:style-name="T10"><text:s text:c="15"/></text:span><text:span text:style-name="T7">Pada hari ini {hari} tanggal {tanggal}, bertempat di {tempat} saya / kami <text:s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Nama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5">{pemeriksa_nama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8">Pangkat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5">{pemeriksa_pangkat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8">NIP/NRP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5">{pemeriksa_nip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8">Jabatan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5">{pemeriksa_jabatan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8"/>
            <text:p text:style-name="P10">berdasarkan Surat Perintah {pejabat_sp_was_2} Nomor : <text:span text:style-name="T1">{no_sp_was_2} </text:span>tanggal {tgl_sp_was_2}, telah melakukan permintaan keterangan terhadap Terlapor / Saksi <text:s/>:</text:p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<text:s text:c="5"/>Nama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8">{nama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<text:span text:style-name="T7"><text:s text:c="5"/></text:span><text:span text:style-name="T5">Tempat/tgl. lahir</text:span> 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8">{ttl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<text:span text:style-name="T7"><text:s text:c="5"/></text:span><text:span text:style-name="T5">Kewarganegaraan</text:span> 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8">{kewarganegaraan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<text:span text:style-name="T7"><text:s text:c="5"/></text:span><text:span text:style-name="T12">Alamat</text:span> 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8">{alamat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 text:c="5"/>Agama 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8">{agama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15"><text:s text:c="5"/>Pekerjaan</text:span> 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8">{pekerjaan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 text:c="5"/>Pendidikan 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8">{pendidikan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6"/>
          </table:table-cell>
          <table:covered-table-cell/>
          <table:table-cell table:style-name="Table1.A1" office:value-type="string">
            <text:p text:style-name="P19"/>
          </table:table-cell>
          <table:table-cell table:style-name="Table1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7"/>
            <text:p text:style-name="P37"/>
            <text:p text:style-name="P33"><text:span text:style-name="T7">Ia dimintai keterangan sebagai Terlapor</text:span><text:span text:style-name="T10"> </text:span><text:span text:style-name="T7">/</text:span><text:span text:style-name="T10"> S</text:span><text:span text:style-name="T7">aksi sehubungan dengan adanya Laporan Pengaduan dari {pelapor_dugaan}, yang pada pokoknya melaporkan dugaan pelanggaran disiplin yang dilakukan oleh Terlapor {terlapor_dugaan} <text:s/>mengenai {perihal_dugaan} </text:span></text:p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4"><text:span text:style-name="T10"><text:s text:c="7"/></text:span><text:span text:style-name="T7">Atas pertanyaan yang diajukan, yang bersangkutan memberikan </text:span><text:span text:style-name="T10">j</text:span><text:span text:style-name="T7">awaban/</text:span><text:span text:style-name="T10">k</text:span><text:span text:style-name="T7">eterangan sebagai berikut</text:span><text:span text:style-name="T10"> </text:span><text:span text:style-name="T7">:</text:span><text:span text:style-name="T1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1"><text:s text:c="2"/><text:span text:style-name="T16">PERTANYAAN:</text:span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JAWABAN:</text:p>
          </table:table-cell>
          <table:covered-table-cell/>
        </table:table-row>
        <table:table-row table:style-name="Table1.1">
          <table:table-cell table:style-name="Table1.A1" table:number-columns-spanned="5" office:value-type="string">
            <text:p text:style-name="P14"><text:s text:c="2"/>[!-- BEGIN pertanyaan --]</text:p>
            <text:p text:style-name="P14"><text:s text:c="2"/>{isiPertanyaan}</text:p>
            <text:p text:style-name="P14"><text:s text:c="2"/>[!-- END pertanyaan --]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4">[!-- BEGIN jawaban --]</text:p>
            <text:p text:style-name="P14"><text:s text:c="2"/>{isiJawaban}</text:p>
            <text:p text:style-name="P4">[!-- END jawaban --]</text:p>
          </table:table-cell>
          <table:covered-table-cell/>
        </table:table-row>
        <table:table-row table:style-name="Table1.1">
          <table:table-cell table:style-name="Table1.A1" table:number-columns-spanned="7" office:value-type="string">
            <text:p text:style-name="P45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5"><text:span text:style-name="T10"><text:s text:c="8"/></text:span><text:span text:style-name="T7">Setelah selesai dimintai keterangan, kemudian Berita Acara Permintaan Keterangan dibaca kembali oleh yang bersangkutan dan ia tetap pada keterangannya serta membenarkan dengan membubuhkan tanda tangannya di bawah ini.</text:span></text:p>
            <text:p text:style-name="P16"/>
            <text:p text:style-name="P24"><text:span text:style-name="T10"><text:s text:c="9"/></text:span><text:span text:style-name="T7">Demikian Berita Acara Permintaan Keterangan ini dibuat dengan sebenarnya atas kekuatan <text:s/>Sumpah Jabatan, kemudian ditutup dan ditandatangani pada waktu dan tempat sebagaimana tersebut di atas.</text:span></text:p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1" table:number-columns-spanned="4" office:value-type="string">
            <text:p text:style-name="P26"><text:span text:style-name="T13">Yang Di</text:span><text:span text:style-name="T7">mintai Keterangan: <text:s text:c="3"/></text:span></text:p>
            <text:p text:style-name="P39"><text:s text:c="24"/></text:p>
            <text:p text:style-name="P39"/>
            <text:p text:style-name="P39"/>
            <text:p text:style-name="P40"><text:s text:c="25"/></text:p>
            <text:p text:style-name="P41"><text:span text:style-name="T7"><text:s text:c="2"/></text:span><text:span text:style-name="T10"><text:s text:c="6"/>{nama} <text:s text:c="8"/></text:span></text:p>
            <text:p text:style-name="P17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42"><text:span text:style-name="T14">Yang Me</text:span><text:span text:style-name="T7">minta Keterangan:</text:span></text:p>
            <text:p text:style-name="P21"/>
            <text:p text:style-name="P21"/>
            <text:p text:style-name="P21"/>
            <text:p text:style-name="P21"/>
            <text:p text:style-name="P43">{pemeriksa_nama}</text:p>
            <text:p text:style-name="P44">------------------------------------------</text:p>
            <text:p text:style-name="P44">( <text:s/><text:span text:style-name="T2">{pemeriksa_nip}</text:span> 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Calibri1" svg:font-family="Calibri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style:font-name-asian="Times New Roman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Arial" style:font-name-asian="Times New Roman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00" style:font-name="Arial" fo:font-size="8pt" fo:language="id" fo:country="ID" style:font-name-asian="Times New Roman" style:font-size-asian="8pt" style:font-name-complex="Arial" style:font-size-complex="8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name-asian="Times New Roman" style:font-size-asian="8pt" style:font-name-complex="Tahoma" style:font-size-complex="8pt"/>
    </style:style>
    <style:style style:name="Char_20_Char2" style:display-name="Char Char2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5098in" fo:margin-left="0in" fo:margin-right="0in" fo:margin-top="0.47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10:26:00</meta:creation-date>
    <dc:creator>singo </dc:creator>
    <dc:date>2016-04-26T17:54:47.76</dc:date>
    <meta:print-date>2011-03-22T15:25:00</meta:print-date>
    <meta:editing-cycles>67</meta:editing-cycles>
    <meta:editing-duration>PT3H22M22S</meta:editing-duration>
    <meta:generator>OpenOffice/4.1.1$Win32 OpenOffice.org_project/411m6$Build-9775</meta:generator>
    <meta:document-statistic meta:table-count="1" meta:image-count="0" meta:object-count="0" meta:page-count="1" meta:paragraph-count="60" meta:word-count="204" meta:character-count="1750"/>
  </office:meta>
</office:document-meta>
</file>